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2.293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ItemNr</text:p>
          </table:table-cell>
          <table:table-cell office:value-type="string">
            <text:p>Description</text:p>
          </table:table-cell>
          <table:table-cell office:value-type="string">
            <text:p>Quantity</text:p>
          </table:table-cell>
          <table:table-cell office:value-type="string">
            <text:p>Length</text:p>
          </table:table-cell>
          <table:table-cell office:value-type="string">
            <text:p>Combined</text:p>
          </table:table-cell>
          <table:table-cell/>
          <table:table-cell office:value-type="string">
            <text:p>Qty raw material</text:p>
          </table:table-cell>
          <table:table-cell office:value-type="string">
            <text:p>Net €</text:p>
          </table:table-cell>
          <table:table-cell office:value-type="string">
            <text:p>gross € 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repartscontaine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65.99">
            <text:p>65,99</text:p>
          </table:table-cell>
          <table:table-cell office:value-type="string">
            <text:p>https://www.conrad.de/de/p/raaco-1248-01-schubladenschrank-l-x-b-x-h-306-x-150-x-552-mm-anzahl-faecher-48-1-st-1597311.htm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SP3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1" office:value-type="float" office:value="11.65">
            <text:p>11,65</text:p>
          </table:table-cell>
          <table:table-cell office:value-type="string">
            <text:p>https://www.reichelt.de/nodemcu-esp32-wifi-und-bluetooth-modul-debo-jt-esp32-p219897.html?&amp;trstct=pos_0&amp;nbc=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ora NeoPixel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3 x sheet of 20</text:p>
          </table:table-cell>
          <table:table-cell/>
          <table:table-cell office:value-type="float" office:value="99.06">
            <text:p>99,06</text:p>
          </table:table-cell>
          <table:table-cell office:value-type="string">
            <text:p>https://www.exp-tech.de/zubehoer/led-leuchtmittel/5169/adafruit-flora-rgb-smart-neo-pixel-version-2-sheet-of-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(3DP) HoldingMechanism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(3DP) Wedges</text:p>
          </table:table-cell>
          <table:table-cell office:value-type="float" office:value="48">
            <text:p>48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(3DP) HoldingMechanismBinder</text:p>
          </table:table-cell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(3DP) ESPBox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(3DP) ESPBox Lid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3D parts combined: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0mm x 3mm Neodym magnets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1 x 64</text:p>
          </table:table-cell>
          <table:table-cell/>
          <table:table-cell office:value-type="float" office:value="10.99">
            <text:p>10,99</text:p>
          </table:table-cell>
          <table:table-cell office:value-type="string">
            <text:p>https://www.amazon.de/Wukong-Magnettafel-Magnetstreifen-K%C3%BChlschrank-Magnetboards/dp/B0823T7QCR/ref=sr_1_5?__mk_de_DE=%C3%85M%C3%85%C5%BD%C3%95%C3%91&amp;crid=JG5JCX8O5TD5&amp;keywords=10mm+x+3mm+neodym+magnet&amp;qid=1642189036&amp;sprefix=10mm+x+3mm+neodym+magnet%2Caps%2C91&amp;sr=8-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crylic glass sheets 1,5mm (7cm x 14cm)</text:p>
          </table:table-cell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crylic glass sheets wedged 1,5mm (7cm x 14cm, one side 3cm x 14cm)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Acrylic glass combined:</text:p>
          </table:table-cell>
          <table:table-cell office:value-type="string">
            <text:p>2 x (305x625mm)</text:p>
          </table:table-cell>
          <table:table-cell office:value-type="float" office:value="51.96">
            <text:p>51,96</text:p>
          </table:table-cell>
          <table:table-cell office:value-type="float" office:value="61.84">
            <text:p>61,84</text:p>
          </table:table-cell>
          <table:table-cell office:value-type="string">
            <text:p>https://de.rs-online.com/web/p/kunststoffplatten/769872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able 1mm diameter (between LEDs)</text:p>
          </table:table-cell>
          <table:table-cell office:value-type="float" office:value="108">
            <text:p>108</text:p>
          </table:table-cell>
          <table:table-cell office:value-type="string">
            <text:p>8cm</text:p>
          </table:table-cell>
          <table:table-cell office:value-type="string">
            <text:p>864cm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ble 1mm diameter (connectors end of row)</text:p>
          </table:table-cell>
          <table:table-cell office:value-type="float" office:value="72">
            <text:p>72</text:p>
          </table:table-cell>
          <table:table-cell office:value-type="string">
            <text:p>3cm</text:p>
          </table:table-cell>
          <table:table-cell office:value-type="string">
            <text:p>216cm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able 1mm diameter (connector between rows)</text:p>
          </table:table-cell>
          <table:table-cell office:value-type="float" office:value="36">
            <text:p>36</text:p>
          </table:table-cell>
          <table:table-cell office:value-type="string">
            <text:p>25cm</text:p>
          </table:table-cell>
          <table:table-cell office:value-type="string">
            <text:p>900cm</text:p>
          </table:table-cell>
          <table:table-cell office:value-type="string">
            <text:p>Cable combined:</text:p>
          </table:table-cell>
          <table:table-cell office:value-type="string">
            <text:p>2 x 10m</text:p>
          </table:table-cell>
          <table:table-cell/>
          <table:table-cell table:style-name="ce2" office:value-type="float" office:value="5.72">
            <text:p>5,72</text:p>
          </table:table-cell>
          <table:table-cell office:value-type="string">
            <text:p>https://www.conrad.de/de/p/conrad-components-1180312-litze-lify-1-x-0-25-mm-gruen-gelb-10-m-1180312.html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JST Male 3 pole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/>
          <table:table-cell office:value-type="float" office:value="2.3">
            <text:p>2,3</text:p>
          </table:table-cell>
          <table:table-cell office:value-type="string">
            <text:p>https://www.reichelt.de/jst-buchsengehaeuse-1x3-polig-xh-jst-xh3p-bu-p185086.html?&amp;trstct=pos_2&amp;nbc=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ST Female 3 pole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table:style-name="ce2" office:value-type="float" office:value="3.36">
            <text:p>3,36</text:p>
          </table:table-cell>
          <table:table-cell office:value-type="string">
            <text:p>https://www.reichelt.de/jst-stiftleiste-gerade-1x3-polig-xh-jst-xh3p-st-p185074.html?&amp;nbc=1&amp;trstct=lsbght_sldr::18508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JST Crimpcontacts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/>
          <table:table-cell office:value-type="float" office:value="8.856">
            <text:p>8,86</text:p>
          </table:table-cell>
          <table:table-cell office:value-type="string">
            <text:p>https://www.reichelt.de/jst-crimpkontakt-buchse-xh-jst-xh-ckb-p185091.html?&amp;nbc=1&amp;trstct=lsbght_sldr::18508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umperCable Male (connector ESP)</text:p>
          </table:table-cell>
          <table:table-cell office:value-type="float" office:value="3">
            <text:p>3</text:p>
          </table:table-cell>
          <table:table-cell office:value-type="string">
            <text:p>10cm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2:.I19])" office:value-type="float" office:value="269.766">
            <text:p>269,7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26.01.2022</text:date>, <text:time>23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7M47S</meta:editing-duration>
    <meta:editing-cycles>19</meta:editing-cycles>
    <meta:generator>OpenOffice/4.1.9$Win32 OpenOffice.org_project/419m1$Build-9805</meta:generator>
    <dc:date>2022-01-26T23:50:29.61</dc:date>
    <meta:document-statistic meta:table-count="3" meta:cell-count="103" meta:object-count="0"/>
    <meta:user-defined meta:name="Info 1"/>
    <meta:user-defined meta:name="Info 2"/>
    <meta:user-defined meta:name="Info 3"/>
    <meta:user-defined meta:name="Info 4"/>
  </office:meta>
</office:document-meta>
</file>